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9000001A08F01C5E581753638.jpg" manifest:media-type="image/jpeg"/>
  <manifest:file-entry manifest:full-path="Pictures/1000000000000160000000290B7D9F7ADDB0444B.jpg" manifest:media-type="image/jpeg"/>
  <manifest:file-entry manifest:full-path="Pictures/100000000000027F0000012B797252A3E9A2850D.jpg" manifest:media-type="image/jpeg"/>
  <manifest:file-entry manifest:full-path="Pictures/10000000000001690000002EA5C6EE9CFB962F9A.jpg" manifest:media-type="image/jpeg"/>
  <manifest:file-entry manifest:full-path="Pictures/100000000000026200000031A459EE8DA5A603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34mm" svg:y="12.95mm" svg:width="169.07mm" svg:height="79.11mm" draw:z-index="0"><draw:image xlink:href="Pictures/100000000000027F0000012B797252A3E9A2850D.jpg" xlink:type="simple" xlink:show="embed" xlink:actuate="onLoad" loext:mime-type="image/jpeg"/></draw:frame><draw:frame draw:style-name="fr1" draw:name="Image2" text:anchor-type="paragraph" svg:x="0.34mm" svg:y="0mm" svg:width="161.4mm" svg:height="12.96mm" draw:z-index="1"><draw:image xlink:href="Pictures/100000000000026200000031A459EE8DA5A60390.jpg" xlink:type="simple" xlink:show="embed" xlink:actuate="onLoad" loext:mime-type="image/jpeg"/></draw:frame><draw:frame draw:style-name="fr1" draw:name="Image3" text:anchor-type="paragraph" svg:x="0.74mm" svg:y="104.19mm" svg:width="95.51mm" svg:height="12.17mm" draw:z-index="2"><draw:image xlink:href="Pictures/10000000000001690000002EA5C6EE9CFB962F9A.jpg" xlink:type="simple" xlink:show="embed" xlink:actuate="onLoad" loext:mime-type="image/jpeg"/></draw:frame><draw:frame draw:style-name="fr1" draw:name="Image4" text:anchor-type="paragraph" svg:x="1.92mm" svg:y="142.08mm" svg:width="93.13mm" svg:height="10.85mm" draw:z-index="3"><draw:image xlink:href="Pictures/1000000000000160000000290B7D9F7ADDB0444B.jpg" xlink:type="simple" xlink:show="embed" xlink:actuate="onLoad" loext:mime-type="image/jpeg"/></draw:frame><draw:frame draw:style-name="fr1" draw:name="Image5" text:anchor-type="paragraph" svg:x="1.92mm" svg:y="152.91mm" svg:width="124.12mm" svg:height="90.75mm" draw:z-index="4"><draw:image xlink:href="Pictures/1000000000000239000001A08F01C5E58175363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8:14:25.612902737</meta:creation-date>
    <dc:date>2019-06-28T18:16:31.020465264</dc:date>
    <meta:editing-duration>PT22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6.2.4.2.0$Linux_X86_64 LibreOffice_project/20$Build-2</meta:generator>
  </office:meta>
</office:document-meta>
</file>